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07in"/>
    </style:style>
    <style:style style:name="co2" style:family="table-column">
      <style:table-column-properties fo:break-before="auto" style:column-width="0.5138in"/>
    </style:style>
    <style:style style:name="co3" style:family="table-column">
      <style:table-column-properties fo:break-before="auto" style:column-width="0.4626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4819in"/>
    </style:style>
    <style:style style:name="co6" style:family="table-column">
      <style:table-column-properties fo:break-before="auto" style:column-width="4.4035in"/>
    </style:style>
    <style:style style:name="co7" style:family="table-column">
      <style:table-column-properties fo:break-before="auto" style:column-width="2.0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7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</style:style>
    <style:style style:name="ce8" style:family="table-cell" style:parent-style-name="Default" style:data-style-name="N104">
      <style:table-cell-properties style:text-align-source="fix" style:repeat-content="false" fo:wrap-option="no-wrap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9" style:family="table-cell" style:parent-style-name="Default" style:data-style-name="N10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Calibri" fo:font-size="12pt" style:font-size-asian="12pt" style:font-size-complex="12pt"/>
    </style:style>
    <style:style style:name="ce10" style:family="table-cell" style:parent-style-name="Default" style:data-style-name="N104">
      <style:table-cell-properties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  <style:style style:name="ce11" style:family="table-cell" style:parent-style-name="Default" style:data-style-name="N104">
      <style:table-cell-properties style:text-align-source="fix" style:repeat-content="false" fo:padding="0.028in"/>
      <style:paragraph-properties fo:text-align="start" fo:margin-left="0in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in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art Number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Extended Price</text:p>
          </table:table-cell>
          <table:table-cell table:style-name="ce1" office:value-type="string" calcext:value-type="string">
            <text:p>URL</text:p>
          </table:table-cell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1,C3,C6,C7</text:p>
          </table:table-cell>
          <table:table-cell table:style-name="ce1" office:value-type="string" calcext:value-type="string">
            <text:p>0.1u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3" office:value-type="string" calcext:value-type="string">
            <text:p>CL10B104KB8NNNC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10" table:formula="of:=[.C2]*[.H2]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https://www.digikey.com/en/products/detail/samsung-electro-mechanics/CL10B104KB8NNNC/3886658?s=N4IgTCBcDaIMIBkCMAGAQqgLAaTQDgDki4QBdAXyA</text:p>
          </table:table-cell>
          <table:table-cell table:number-columns-repeated="101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n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4" office:value-type="string" calcext:value-type="string">
            <text:p>CL10C102JB8NNNC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10" table:formula="of:=[.C3]*[.H3]" office:value-type="currency" office:currency="USD" office:value="0.1" calcext:value-type="currency">
            <text:p>$0.10</text:p>
          </table:table-cell>
          <table:table-cell table:style-name="ce4" office:value-type="string" calcext:value-type="string">
            <text:p>https://www.digikey.com/en/products/detail/samsung-electro-mechanics/CL10C102JB8NNNC/3886749</text:p>
          </table:table-cell>
          <table:table-cell table:number-columns-repeated="101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0,C11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4" office:value-type="string" calcext:value-type="string">
            <text:p>CL21B103KDCNNNC</text:p>
          </table:table-cell>
          <table:table-cell table:style-name="ce9" office:value-type="currency" office:currency="USD" office:value="0.1" calcext:value-type="currency">
            <text:p>$0.10</text:p>
          </table:table-cell>
          <table:table-cell table:style-name="ce10" table:formula="of:=[.B4]*[.H4]" office:value-type="currency" office:currency="USD" office:value="0" calcext:value-type="currency">
            <text:p>$0.00</text:p>
          </table:table-cell>
          <table:table-cell table:style-name="ce4" office:value-type="string" calcext:value-type="string">
            <text:p>https://www.digikey.com/en/products/detail/samsung-electro-mechanics/CL21B103KDCNNNC/3886828</text:p>
          </table:table-cell>
          <table:table-cell table:number-columns-repeated="101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4,C5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4" office:value-type="string" calcext:value-type="string">
            <text:p>CL21B106KOQNNNE</text:p>
          </table:table-cell>
          <table:table-cell table:style-name="ce9" office:value-type="currency" office:currency="USD" office:value="0.26" calcext:value-type="currency">
            <text:p>$0.26</text:p>
          </table:table-cell>
          <table:table-cell table:style-name="ce10" table:formula="of:=[.C5]*[.H5]" office:value-type="currency" office:currency="USD" office:value="0.52" calcext:value-type="currency">
            <text:p>$0.52</text:p>
          </table:table-cell>
          <table:table-cell table:style-name="ce4" office:value-type="string" calcext:value-type="string">
            <text:p>https://www.digikey.com/en/products/detail/samsung-electro-mechanics/CL21B106KOQNNNE/3888530</text:p>
          </table:table-cell>
          <table:table-cell table:number-columns-repeated="101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8,C9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apacitor_SMD:C_1812_4532Metric</text:p>
          </table:table-cell>
          <table:table-cell table:style-name="ce3" office:value-type="string" calcext:value-type="string">
            <text:p>CGA8P3X7T2E105K250KA</text:p>
          </table:table-cell>
          <table:table-cell table:style-name="ce8" office:value-type="currency" office:currency="USD" office:value="1.1" calcext:value-type="currency">
            <text:p>$1.10</text:p>
          </table:table-cell>
          <table:table-cell table:style-name="ce10" table:formula="of:=[.C6]*[.H6]" office:value-type="currency" office:currency="USD" office:value="2.2" calcext:value-type="currency">
            <text:p>$2.20</text:p>
          </table:table-cell>
          <table:table-cell table:style-name="ce3" office:value-type="string" calcext:value-type="string">
            <text:p>https://www.digikey.com/en/products/detail/tdk-corporation/CGA8P3X7T2E105K250KA/2781351</text:p>
          </table:table-cell>
          <table:table-cell table:number-columns-repeated="101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Conn_01x08</text:p>
          </table:table-cell>
          <table:table-cell table:style-name="ce1" office:value-type="string" calcext:value-type="string">
            <text:p>Connector_JST:JST_PH_B8B-PH-K_1x08_P2.00mm_Vertical</text:p>
          </table:table-cell>
          <table:table-cell office:value-type="string" calcext:value-type="string">
            <text:p>B8B-PH-K-S</text:p>
          </table:table-cell>
          <table:table-cell office:value-type="float" office:value="0.36" calcext:value-type="float">
            <text:p>0.36</text:p>
          </table:table-cell>
          <table:table-cell table:style-name="ce10" table:formula="of:=[.C7]*[.H7]" office:value-type="currency" office:currency="USD" office:value="0.36" calcext:value-type="currency">
            <text:p>$0.36</text:p>
          </table:table-cell>
          <table:table-cell office:value-type="string" calcext:value-type="string">
            <text:p>https://www.digikey.com/en/products/detail/jst-sales-america-inc/B8B-PH-K-S/926617</text:p>
          </table:table-cell>
          <table:table-cell table:number-columns-repeated="101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B1,FB2,FB3,FB4</text:p>
          </table:table-cell>
          <table:table-cell table:style-name="ce1" office:value-type="string" calcext:value-type="string">
            <text:p>FerriteBead</text:p>
          </table:table-cell>
          <table:table-cell table:style-name="ce1" office:value-type="string" calcext:value-type="string">
            <text:p>Inductor_SMD:L_0603_1608Metric</text:p>
          </table:table-cell>
          <table:table-cell table:style-name="ce5" office:value-type="float" office:value="742792651" calcext:value-type="float">
            <text:p>742792651</text:p>
          </table:table-cell>
          <table:table-cell table:style-name="ce10" office:value-type="currency" office:currency="USD" office:value="0.18" calcext:value-type="currency">
            <text:p>$0.18</text:p>
          </table:table-cell>
          <table:table-cell table:style-name="ce10" table:formula="of:=[.C8]*[.H8]" office:value-type="currency" office:currency="USD" office:value="0.72" calcext:value-type="currency">
            <text:p>$0.72</text:p>
          </table:table-cell>
          <table:table-cell table:style-name="ce3" office:value-type="string" calcext:value-type="string">
            <text:p>https://www.digikey.com/en/products/detail/w%C3%BCrth-elektronik/742792651/1638997?s=N4IgTCBcDaIOwGYwFoCMBWAnA5A2ZAcgCIgC6AvkA</text:p>
          </table:table-cell>
          <table:table-cell table:number-columns-repeated="101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LED_SMD:LED_1206_3216Metric_Pad1.42x1.75mm_HandSolder</text:p>
          </table:table-cell>
          <table:table-cell table:style-name="ce3" office:value-type="string" calcext:value-type="string">
            <text:p>LTST-C150AKT</text:p>
          </table:table-cell>
          <table:table-cell table:style-name="ce8" office:value-type="currency" office:currency="USD" office:value="0.34" calcext:value-type="currency">
            <text:p>$0.34</text:p>
          </table:table-cell>
          <table:table-cell table:style-name="ce10" table:formula="of:=[.C9]*[.H9]" office:value-type="currency" office:currency="USD" office:value="0.34" calcext:value-type="currency">
            <text:p>$0.34</text:p>
          </table:table-cell>
          <table:table-cell table:style-name="ce5" office:value-type="string" calcext:value-type="string">
            <text:p>https://www.digikey.com/en/products/detail/liteon/LTST-C150AKT/269213</text:p>
          </table:table-cell>
          <table:table-cell table:number-columns-repeated="101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TPS22958</text:p>
          </table:table-cell>
          <table:table-cell table:style-name="ce1" office:value-type="string" calcext:value-type="string">
            <text:p>Package_SO:VSSOP-8_3x3mm_P0.65mm</text:p>
          </table:table-cell>
          <table:table-cell table:style-name="ce5" office:value-type="string" calcext:value-type="string">
            <text:p>TPS22958NDGKR</text:p>
          </table:table-cell>
          <table:table-cell table:style-name="ce10" office:value-type="currency" office:currency="USD" office:value="1" calcext:value-type="currency">
            <text:p>$1.00</text:p>
          </table:table-cell>
          <table:table-cell table:style-name="ce10" table:formula="of:=[.C10]*[.H10]" office:value-type="currency" office:currency="USD" office:value="1" calcext:value-type="currency">
            <text:p>$1.00</text:p>
          </table:table-cell>
          <table:table-cell table:style-name="ce5" office:value-type="string" calcext:value-type="string">
            <text:p>https://www.digikey.com/en/products/detail/texas-instruments/TPS22958NDGKR/5250362</text:p>
          </table:table-cell>
          <table:table-cell table:number-columns-repeated="101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2,U3</text:p>
          </table:table-cell>
          <table:table-cell table:style-name="ce1" office:value-type="string" calcext:value-type="string">
            <text:p>R05-100B</text:p>
          </table:table-cell>
          <table:table-cell table:style-name="ce1" office:value-type="string" calcext:value-type="string">
            <text:p>pd_footprints:Converter_DCDC_RECOM_RXX-B</text:p>
          </table:table-cell>
          <table:table-cell table:style-name="ce3" office:value-type="string" calcext:value-type="string">
            <text:p>R05-100B</text:p>
          </table:table-cell>
          <table:table-cell table:style-name="ce8" office:value-type="currency" office:currency="USD" office:value="52.92" calcext:value-type="currency">
            <text:p>$52.92</text:p>
          </table:table-cell>
          <table:table-cell table:style-name="ce10" table:formula="of:=[.C11]*[.H11]" office:value-type="currency" office:currency="USD" office:value="105.84" calcext:value-type="currency">
            <text:p>$105.84</text:p>
          </table:table-cell>
          <table:table-cell table:style-name="ce24" office:value-type="string" calcext:value-type="string">
            <text:p>https://www.digikey.com/en/products/detail/recom-power/R05-100B/3776798</text:p>
          </table:table-cell>
          <table:table-cell table:number-columns-repeated="1013"/>
        </table:table-row>
        <table:table-row table:style-name="ro2">
          <table:table-cell table:style-name="ce1" table:number-columns-repeated="6"/>
          <table:table-cell table:style-name="ce3"/>
          <table:table-cell table:style-name="ce8"/>
          <table:table-cell table:style-name="ce10"/>
          <table:table-cell table:style-name="ce5" office:value-type="string" calcext:value-type="string">
            <text:p>https://www.mouser.com/ProductDetail/RECOM-Power/R05-100B?qs=3sBZtWOgbifm1JY3UuaavA%3D%3D</text:p>
          </table:table-cell>
          <table:table-cell table:number-columns-repeated="101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RFShield_TwoPieces</text:p>
          </table:table-cell>
          <table:table-cell table:style-name="ce1" office:value-type="string" calcext:value-type="string">
            <text:p>pd_footprints:Shield_MS638-10F</text:p>
          </table:table-cell>
          <table:table-cell table:style-name="ce4" office:value-type="string" calcext:value-type="string">
            <text:p>MS638-10F</text:p>
          </table:table-cell>
          <table:table-cell table:style-name="ce9" office:value-type="currency" office:currency="USD" office:value="2.47" calcext:value-type="currency">
            <text:p>$2.47</text:p>
          </table:table-cell>
          <table:table-cell table:style-name="ce10" table:formula="of:=[.C13]*[.H13]" office:value-type="currency" office:currency="USD" office:value="2.47" calcext:value-type="currency">
            <text:p>$2.47</text:p>
          </table:table-cell>
          <table:table-cell table:style-name="ce4" office:value-type="string" calcext:value-type="string">
            <text:p>https://www.digikey.com/en/products/detail/masach-tech-ltd/MS638-10F/12084622</text:p>
          </table:table-cell>
          <table:table-cell table:number-columns-repeated="101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number-columns-repeated="2"/>
          <table:table-cell table:style-name="ce10" table:formula="of:=[.C14]*[.H1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6" office:value-type="string" calcext:value-type="string">
            <text:p>CRCW060310K0FKEA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0" table:formula="of:=[.C15]*[.H15]" office:value-type="currency" office:currency="USD" office:value="0.1" calcext:value-type="currency">
            <text:p>$0.10</text:p>
          </table:table-cell>
          <table:table-cell table:style-name="ce12" office:value-type="string" calcext:value-type="string">
            <text:p>https://www.digikey.com/en/products/detail/vishay-dale/CRCW060310K0FKEA/1174782</text:p>
          </table:table-cell>
          <table:table-cell table:number-columns-repeated="1013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6" office:value-type="string" calcext:value-type="string">
            <text:p>CRCW0603120RFKEA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0" table:formula="of:=[.C16]*[.H16]" office:value-type="currency" office:currency="USD" office:value="0.1" calcext:value-type="currency">
            <text:p>$0.10</text:p>
          </table:table-cell>
          <table:table-cell table:style-name="ce12" office:value-type="string" calcext:value-type="string">
            <text:p>https://www.digikey.com/en/products/detail/vishay-dale/CRCW0603120RFKEA/1174562?s=N4IgjCBcoMxaBjKAzAhgGwM4FMA0IB7KAbXDBggF18AHAFyhAGU6AnASwDsBzEAX3xgA7ABZ4IJJDRY8hEiBFhhIgEwhqIeoxYce-fEIAMQ8ZOk58RSKQoqwhgKzraDSMzZdeA8CoCcEaAkUDAs5axAYXxURJw0tNx1PfRAVQwAOJ0CzENkrUjBUgAIAeQALAFtMZ01XEABVTnY6YuQAWWxUTABXVmxkgFoxLOCZS3klNMm09W9%2BgMQR0LyQB0UZ-H61Ycg2Ltz5X3WQfsPt3f3wqj5roA</text:p>
          </table:table-cell>
          <table:table-cell table:number-columns-repeated="1013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4,R6</text:p>
          </table:table-cell>
          <table:table-cell table:style-name="ce1" office:value-type="string" calcext:value-type="string">
            <text:p>1.5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5" office:value-type="string" calcext:value-type="string">
            <text:p>CRCW06031K50FKEA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0" table:formula="of:=[.C17]*[.H17]" office:value-type="currency" office:currency="USD" office:value="0.2" calcext:value-type="currency">
            <text:p>$0.20</text:p>
          </table:table-cell>
          <table:table-cell table:style-name="ce5" office:value-type="string" calcext:value-type="string">
            <text:p>https://www.digikey.com/en/products/detail/vishay-dale/CRCW06031K50FKEA/1174686</text:p>
          </table:table-cell>
          <table:table-cell table:number-columns-repeated="1013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5,R7</text:p>
          </table:table-cell>
          <table:table-cell table:style-name="ce1" office:value-type="string" calcext:value-type="string">
            <text:p>3.6k</text:p>
          </table:table-cell>
          <table:table-cell table:style-name="ce1" office:value-type="string" calcext:value-type="string">
            <text:p>Resistor_SMD:R_0603_1608Metric</text:p>
          </table:table-cell>
          <table:table-cell table:style-name="ce3" office:value-type="string" calcext:value-type="string">
            <text:p>CRCW06033K60FKEA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0" table:formula="of:=[.C18]*[.H18]" office:value-type="currency" office:currency="USD" office:value="0.2" calcext:value-type="currency">
            <text:p>$0.20</text:p>
          </table:table-cell>
          <table:table-cell table:style-name="ce4" office:value-type="string" calcext:value-type="string">
            <text:p>https://www.digikey.com/en/products/detail/vishay-dale/CRCW06033K60FKEA/1174730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10"/>
          <table:table-cell table:number-columns-repeated="101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MS638-10C</text:p>
          </table:table-cell>
          <table:table-cell office:value-type="float" office:value="2.89" calcext:value-type="float">
            <text:p>2.89</text:p>
          </table:table-cell>
          <table:table-cell table:style-name="ce10" table:formula="of:=[.C20]*[.H20]" office:value-type="currency" office:currency="USD" office:value="2.89" calcext:value-type="currency">
            <text:p>$2.89</text:p>
          </table:table-cell>
          <table:table-cell office:value-type="string" calcext:value-type="string">
            <text:p>https://www.digikey.com/en/products/detail/masach-tech-ltd/MS638-10C/12084549?s=N4IgTCBcDaILIGUBsBmAHAWgIwAYDCIAugL5A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date-style style:name="N161">
      <number:month/>
      <number:text>/</number:text>
      <number:day/>
      <number:text>/</number:text>
      <number:year number:style="long"/>
    </number:date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/>
      <number:text>-</number:text>
      <number:month number:textual="true"/>
    </number:date-style>
    <number:date-style style:name="N164">
      <number:month number:textual="true"/>
      <number:text>-</number:text>
      <number:year/>
    </number:date-style>
    <number:time-style style:name="N165">
      <number:hours/>
      <number:text>:</number:text>
      <number:minutes number:style="long"/>
      <number:text> </number:text>
      <number:am-pm/>
    </number:tim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7">
      <number:hours/>
      <number:text>:</number:text>
      <number:minutes number:style="long"/>
    </number:time-style>
    <number:time-style style:name="N168">
      <number:hours/>
      <number:text>:</number:text>
      <number:minutes number:style="long"/>
      <number:text>:</number:text>
      <number:seconds number:style="long"/>
    </number:time-style>
    <number:date-style style:name="N16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text>$</number:text>
      <number:number number:decimal-places="2" number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1:00:28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gh_20_voltage_20_generator" style:display-name="PageStyle_high voltage gener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2T16:40:48.953000000</meta:creation-date>
    <dc:date>2025-05-15T11:05:47.790000000</dc:date>
    <meta:editing-duration>PT23M36S</meta:editing-duration>
    <meta:editing-cycles>6</meta:editing-cycles>
    <meta:generator>LibreOffice/7.1.4.2$Windows_X86_64 LibreOffice_project/a529a4fab45b75fefc5b6226684193eb000654f6</meta:generator>
    <meta:document-statistic meta:table-count="1" meta:cell-count="158" meta:object-count="0"/>
  </office:meta>
</office:document-meta>
</file>